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10000005A1E2E0D47.png" manifest:media-type="image/png"/>
  <manifest:file-entry manifest:full-path="Pictures/100000010000025300000240F97A7D0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689cm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7.17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pr1" style:family="presentation" style:parent-style-name="Focus2-title">
      <style:graphic-properties fo:min-height="2.629cm" loext:decorative="false"/>
      <style:paragraph-properties style:writing-mode="lr-tb"/>
    </style:style>
    <style:style style:name="pr2" style:family="presentation" style:parent-style-name="Focus2-subtitle">
      <style:graphic-properties draw:fill-color="#ffffff" draw:auto-grow-height="true" fo:min-height="10cm" loext:decorative="false"/>
      <style:paragraph-properties style:writing-mode="lr-tb"/>
    </style:style>
    <style:style style:name="pr3" style:family="presentation" style:parent-style-name="Focus2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cus3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Focus3-title">
      <style:graphic-properties fo:min-height="3.7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▪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▪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━">
        <style:list-level-properties text:space-before="1.2cm" text:min-label-width="0.6cm"/>
        <style:text-properties fo:font-family="OpenSymbol" style:font-style-name="Regular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━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▪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━">
        <style:list-level-properties text:space-before="1.2cm" text:min-label-width="0.6cm"/>
        <style:text-properties fo:font-family="OpenSymbol" style:font-style-name="Regular" style:use-window-font-color="true" fo:font-size="45%"/>
      </text:list-level-style-bullet>
      <text:list-level-style-bullet text:level="4" text:bullet-char="▪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▪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La BiblIA del DAKAR</text:span></text:p>
          </draw:text-box>
        </draw:frame>
        <draw:frame presentation:style-name="pr2" draw:text-style-name="P1" draw:layer="layout" svg:width="18cm" svg:height="10cm" svg:x="5cm" svg:y="4cm" presentation:class="subtitle" presentation:placeholder="true">
          <draw:text-box/>
        </draw:frame>
        <draw:frame draw:style-name="gr1" draw:text-style-name="P2" draw:layer="layout" svg:width="6.528cm" svg:height="9.038cm" svg:x="10.5cm" svg:y="5cm">
          <draw:image xlink:href="Pictures/10000001000000410000005A1E2E0D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2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4" draw:layer="layout" svg:width="24cm" svg:height="2.5cm" svg:x="2cm" svg:y="1cm" presentation:class="title">
          <draw:text-box>
            <text:p><text:span text:style-name="T1">Arquitectura de la aplicación</text:span></text:p>
          </draw:text-box>
        </draw:frame>
        <draw:frame draw:style-name="gr3" draw:text-style-name="P3" draw:layer="layout" svg:width="11.216cm" svg:height="10.859cm" svg:x="7.5cm" svg:y="3.685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2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6" draw:text-style-name="P4" draw:layer="layout" svg:width="25.199cm" svg:height="3.751cm" svg:x="2cm" svg:y="0.067cm" presentation:class="title" presentation:user-transformed="true">
          <draw:text-box>
            <text:p><text:span text:style-name="T1">Arquitectura de la aplicación</text:span><text:span text:style-name="T1"><text:line-break/></text:span><text:span text:style-name="T1">FRONT</text:span></text:p>
          </draw:text-box>
        </draw:frame>
        <draw:frame draw:style-name="gr3" draw:text-style-name="P3" draw:layer="layout" svg:width="11.216cm" svg:height="10.859cm" svg:x="6.784cm" svg:y="4.141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draw:custom-shape draw:style-name="gr4" draw:text-style-name="P5" draw:layer="layout" svg:width="2.5cm" svg:height="1cm" svg:x="15.4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5" draw:text-style-name="P8" draw:layer="layout" svg:width="10cm" svg:height="8.072cm" svg:x="18cm" svg:y="6.428cm">
          <draw:text-box>
            <text:p text:style-name="P6">App Streamlit</text:p>
            <text:list text:style-name="L2">
              <text:list-item>
                <text:p text:style-name="P6">2 modos:</text:p>
              </text:list-item>
            </text:list>
            <text:list text:style-name="L3">
              <text:list-item>
                <text:list>
                  <text:list-item>
                    <text:p text:style-name="P6">Anónimo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Registro</text:p>
                      </text:list-item>
                      <text:list-item>
                        <text:p text:style-name="P7">Login</text:p>
                      </text:list-item>
                      <text:list-item>
                        <text:p text:style-name="P7">Consulta anónim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gistrad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Prompt</text:p>
                      </text:list-item>
                      <text:list-item>
                        <text:p text:style-name="P7">Histor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2"><text:a xlink:href="https://app-dakar.onrender.com/" xlink:type="simple">https://app-dakar.onrender.com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2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6" draw:text-style-name="P4" draw:layer="layout" svg:width="25.199cm" svg:height="3.751cm" svg:x="1.4cm" svg:y="0.067cm" presentation:class="title" presentation:user-transformed="true">
          <draw:text-box>
            <text:p><text:span text:style-name="T1">Arquitectura de la aplicación</text:span><text:span text:style-name="T1"><text:line-break/></text:span><text:span text:style-name="T1">BACK</text:span></text:p>
          </draw:text-box>
        </draw:frame>
        <draw:frame draw:style-name="gr3" draw:text-style-name="P3" draw:layer="layout" svg:width="11.216cm" svg:height="10.859cm" svg:x="8cm" svg:y="4.641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draw:custom-shape draw:style-name="gr4" draw:text-style-name="P5" draw:layer="layout" svg:width="2.5cm" svg:height="1cm" draw:transform="rotate (-3.09900661984113) translate (10.079cm 9.3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6" draw:text-style-name="P11" draw:layer="layout" svg:width="8.901cm" svg:height="7.42cm" svg:x="19.299cm" svg:y="3cm">
          <draw:text-box>
            <text:p><text:span text:style-name="T3">RENDER</text:span></text:p>
            <text:list text:style-name="L2">
              <text:list-item>
                <text:p><text:span text:style-name="T3">2 tabla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Usuarios</text:span></text:p>
                  </text:list-item>
                  <text:list-item>
                    <text:p text:style-name="P9"><text:span text:style-name="T3">Chats</text:span></text:p>
                  </text:list-item>
                  <text:list-item>
                    <text:p text:style-name="P10"><text:span text:style-name="T4">dpg-d5icubt6ubrc738hdg4g-a.frankfurt-postgres.render.com </text:span></text:p>
                  </text:list-item>
                </text:list>
              </text:list-item>
            </text:list>
            <text:list text:style-name="L2">
              <text:list-item>
                <text:p><text:span text:style-name="T3"/></text:p>
              </text:list-item>
            </text:list>
          </draw:text-box>
        </draw:frame>
        <draw:frame draw:style-name="gr7" draw:text-style-name="P12" draw:layer="layout" svg:width="9.079cm" svg:height="5.229cm" svg:x="1cm" svg:y="7cm">
          <draw:text-box>
            <text:p><text:span text:style-name="T3">APIs</text:span></text:p>
            <text:list text:style-name="L2">
              <text:list-item>
                <text:p><text:span text:style-name="T3">Registro usuario</text:span></text:p>
              </text:list-item>
              <text:list-item>
                <text:p><text:span text:style-name="T3">Validación login</text:span></text:p>
              </text:list-item>
              <text:list-item>
                <text:p><text:span text:style-name="T3">Consulta LLM</text:span></text:p>
              </text:list-item>
              <text:list-item>
                <text:p><text:span text:style-name="T3">Insertar prompt</text:span></text:p>
              </text:list-item>
              <text:list-item>
                <text:p><text:span text:style-name="T3">Lista prompts</text:span></text:p>
              </text:list-item>
              <text:list-item>
                <text:p><text:span text:style-name="T4"><text:a xlink:href="https://api-dakar.onrender.com/" xlink:type="simple">https://api-dakar.onrender.com</text:a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2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6" draw:text-style-name="P4" draw:layer="layout" svg:width="25.199cm" svg:height="3.751cm" svg:x="1.4cm" svg:y="0.067cm" presentation:class="title" presentation:user-transformed="true">
          <draw:text-box>
            <text:p><text:span text:style-name="T1">Arquitectura de la aplicación</text:span><text:span text:style-name="T1"><text:line-break/></text:span><text:span text:style-name="T1">LLM</text:span></text:p>
          </draw:text-box>
        </draw:frame>
        <draw:frame draw:style-name="gr3" draw:text-style-name="P3" draw:layer="layout" svg:width="11.216cm" svg:height="10.859cm" svg:x="7.5cm" svg:y="3.685cm" presentation:class="graphic" presentation:user-transformed="true">
          <draw:image xlink:href="Pictures/100000010000025300000240F97A7D07.png" xlink:type="simple" xlink:show="embed" xlink:actuate="onLoad" draw:mime-type="image/png">
            <text:p/>
          </draw:image>
        </draw:frame>
        <draw:custom-shape draw:style-name="gr4" draw:text-style-name="P5" draw:layer="layout" svg:width="2.5cm" svg:height="1cm" draw:transform="rotate (-2.68344372494128) translate (8.219cm 5.882cm)">
          <text:p/>
          <draw:enhanced-geometry svg:viewBox="0 0 21600 21600" draw:text-areas="?f7 ?f0 21600 ?f2" draw:type="left-arrow" draw:modifiers="5527.38904438225 2524.6753246753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8" draw:text-style-name="P13" draw:layer="layout" svg:width="8cm" svg:height="6cm" svg:x="1.5cm" svg:y="6.5cm">
          <draw:text-box>
            <text:list text:style-name="L2">
              <text:list-item>
                <text:p>GROQ</text:p>
              </text:list-item>
              <text:list-item>
                <text:p>model="openai/gpt-oss-120b"</text:p>
              </text:list-item>
              <text:list-item>
                <text:p>roles:</text:p>
              </text:list-item>
            </text:list>
            <text:list text:style-name="L3">
              <text:list-item>
                <text:list>
                  <text:list-item>
                    <text:p>system</text:p>
                  </text:list-item>
                  <text:list-item>
                    <text:p>assistant</text:p>
                  </text:list-item>
                  <text:list-item>
                    <text:p>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2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Rellenado_5f_1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Rellenado_5f_1">
      <style:graphic-properties draw:fill="solid" draw:fill-color="#780373"/>
      <style:text-properties fo:color="#dddddd" loext:opacity="100%"/>
    </style:style>
    <style:style style:name="Formas_5f_1" style:display-name="Formas_1" style:family="graphic" style:parent-style-name="Imagen_5f_1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Imagen_5f_1" style:display-name="Imagen_1" style:family="graphic">
      <style:graphic-properties draw:fill="solid" draw:fill-color="#ffffff"/>
      <style:text-properties fo:font-size="18pt"/>
    </style:style>
    <style:style style:name="Rellenado_5f_1" style:display-name="Rellenado_1" style:family="graphic" style:parent-style-name="Formas_5f_1">
      <style:graphic-properties draw:fill="gradient" draw:fill-gradient-name="Fille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loext:decorative="fals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10d0c"/>
      <style:text-properties fo:color="#dddddd" loext:opacity="100%"/>
    </style:style>
    <style:style style:name="MP8" style:family="paragraph">
      <loext:graphic-properties draw:fill="solid" draw:fill-color="#e8a202"/>
      <style:text-properties fo:color="#dddddd" loext:opacity="100%"/>
    </style:style>
    <style:style style:name="MP9" style:family="paragraph">
      <loext:graphic-properties draw:fill="solid" draw:fill-color="#168253"/>
      <style:text-properties fo:color="#dddddd" loext:opacity="100%"/>
    </style:style>
    <style:style style:name="MP10" style:family="paragraph">
      <loext:graphic-properties draw:fill="solid" draw:fill-color="#3465a4"/>
      <style:text-properties fo:color="#dddddd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7" draw:layer="backgroundobjects" svg:width="5.5cm" svg:height="9.5cm" svg:x="0cm" svg:y="0cm" svg:viewBox="0 0 5501 9501" draw:points="0,0 0,8001 2500,9501 5501,0">
        <text:p/>
      </draw:polygon>
      <draw:polygon draw:style-name="Mgr4" draw:layer="backgroundobjects" svg:width="5.5cm" svg:height="1cm" svg:x="6.5cm" svg:y="0cm" svg:viewBox="0 0 5501 1001" draw:points="500,0 0,1001 5501,0">
        <text:p/>
      </draw:polygon>
      <draw:polygon draw:style-name="Mgr5" draw:text-style-name="MP8" draw:layer="backgroundobjects" svg:width="10cm" svg:height="7.5cm" svg:x="18cm" svg:y="0cm" svg:viewBox="0 0 10001 7501" draw:points="10001,0 1000,0 0,500 10001,7501">
        <text:p/>
      </draw:polygon>
      <draw:polygon draw:style-name="Mgr6" draw:text-style-name="MP9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10" draw:layer="backgroundobjects" svg:width="4.999cm" svg:height="1.25cm" svg:x="16.5cm" svg:y="14.5cm" svg:viewBox="0 0 5000 1251" draw:points="4500,1251 5000,0 0,1251">
        <text:p/>
      </draw:polygon>
      <draw:polygon draw:style-name="Mgr8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3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7" draw:layer="backgroundobjects" svg:width="3cm" svg:height="9.5cm" svg:x="0cm" svg:y="0cm" svg:viewBox="0 0 3001 9501" draw:points="0,0 0,9501 3001,0">
        <text:p/>
      </draw:polygon>
      <draw:polygon draw:style-name="Mgr5" draw:text-style-name="MP8" draw:layer="backgroundobjects" svg:width="6.5cm" svg:height="4.5cm" svg:x="21.5cm" svg:y="0cm" svg:viewBox="0 0 6501 4501" draw:points="6501,0 0,0 6501,4501">
        <text:p/>
      </draw:polygon>
      <draw:polygon draw:style-name="Mgr6" draw:text-style-name="MP9" draw:layer="backgroundobjects" svg:width="3cm" svg:height="8.75cm" svg:x="25cm" svg:y="7cm" svg:viewBox="0 0 3001 8751" draw:points="3001,8751 3001,0 0,8751">
        <text:p/>
      </draw:polygon>
      <draw:polygon draw:style-name="Mgr8" draw:layer="backgroundobjects" svg:width="5.5cm" svg:height="3.75cm" svg:x="0cm" svg:y="12cm" svg:viewBox="0 0 5501 3751" draw:points="0,0 0,3751 5501,3751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3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5T04:28:04.420902800</meta:creation-date>
    <dc:date>2026-01-15T08:05:51.030309500</dc:date>
    <meta:editing-duration>PT35M20S</meta:editing-duration>
    <meta:editing-cycles>4</meta:editing-cycles>
    <meta:generator>LibreOffice/25.8.3.2$Windows_X86_64 LibreOffice_project/8ca8d55c161d602844f5428fa4b58097424e324e</meta:generator>
    <meta:document-statistic meta:object-count="81"/>
  </office:meta>
</office:document-meta>
</file>